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6pt" officeooo:rsid="001047ec" officeooo:paragraph-rsid="001047ec" style:font-size-asian="14pt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6pt" officeooo:rsid="0011acbd" officeooo:paragraph-rsid="0011acbd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 que ocurre es que se cambia la línea de antes por la de ahora. </text:p>
      <text:p text:style-name="P2">Me da un error diciéndome que ya existe. </text:p>
      <text:p text:style-name="P2"/>
      <text:p text:style-name="P2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16:21:52.781204853</meta:creation-date>
    <dc:date>2025-12-05T16:27:31.593614825</dc:date>
    <meta:editing-duration>PT1M47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3" meta:word-count="23" meta:character-count="108" meta:non-whitespace-character-count="84"/>
  </office:meta>
</office:document-meta>
</file>